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1380000019512C58896.svm" manifest:media-type=""/>
  <manifest:file-entry manifest:full-path="Pictures/2000001A00000161000000263F343D8E.svm" manifest:media-type=""/>
  <manifest:file-entry manifest:full-path="Pictures/2000003A0000038300000193B853C461.svm" manifest:media-type=""/>
  <manifest:file-entry manifest:full-path="Pictures/2000009200000D46000001B172C1967E.svm" manifest:media-type=""/>
  <manifest:file-entry manifest:full-path="Pictures/2000001A000001380000019AD87B5BAA.svm" manifest:media-type=""/>
  <manifest:file-entry manifest:full-path="Pictures/20000042000003C6000001DCECF16D21.svm" manifest:media-type=""/>
  <manifest:file-entry manifest:full-path="Pictures/200000220000019000000198E8110A43.svm" manifest:media-type=""/>
  <manifest:file-entry manifest:full-path="Pictures/20000032000002EE000001988DFB460C.svm" manifest:media-type=""/>
  <manifest:file-entry manifest:full-path="Pictures/2000001A0000013800000195E7F9D297.svm" manifest:media-type=""/>
  <manifest:file-entry manifest:full-path="Pictures/2000001A0000015C00000195EBACCA8A.svm" manifest:media-type=""/>
  <manifest:file-entry manifest:full-path="Pictures/200000DA00000D9D000001F11F781C22.svm" manifest:media-type=""/>
  <manifest:file-entry manifest:full-path="Pictures/20000042000003D7000001DCD6E1428A.svm" manifest:media-type=""/>
  <manifest:file-entry manifest:full-path="Pictures/2000001A0000015C00000195C6BAC92E.svm" manifest:media-type=""/>
  <manifest:file-entry manifest:full-path="Pictures/2000001A000001380000019527B36F40.svm" manifest:media-type=""/>
  <manifest:file-entry manifest:full-path="Pictures/2000002200000226000001962D49C64F.svm" manifest:media-type=""/>
  <manifest:file-entry manifest:full-path="Pictures/2000005A000007BB000001B164D5FA0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102cm" draw:marker-start="Arrow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_32__20_Dots_20_1_20_Dash"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TexMathsArgs="14§display§\densitydiscrete{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\splitratio_{2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52cm" draw:marker-start-width="0.427cm" draw:marker-end="Arrow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TexMathsArgs="14§display§\densitydiscrete{2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jdown{3}=\jdown{2}=\jup{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jdown{1}=\jup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l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densitydiscrete{3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splitratio_{4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densitydiscrete{4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densitydiscrete{2(\link-1)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densitydiscrete{2\link -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splitratio_{2\left(\link-1\right)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jdown{2\link -1}=\jdown{2\left(\link-1\right)}=\jup{2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densitydiscrete{2\link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densitydiscrete{2\nlinks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jdown{2\nlink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1.381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53cm" svg:y1="2.023cm" svg:x2="0.238cm" svg:y2="3.39cm">
          <text:p/>
        </draw:line>
        <draw:line draw:style-name="gr3" draw:text-style-name="P1" draw:layer="layout" svg:x1="3.794cm" svg:y1="3.39cm" svg:x2="2.594cm" svg:y2="2.024cm">
          <text:p/>
        </draw:line>
        <draw:frame draw:style-name="gr4" draw:text-style-name="P1" draw:layer="layout" svg:width="0.435cm" svg:height="0.566cm" svg:x="0.895cm" svg:y="2.931cm">
          <draw:image xlink:href="Pictures/2000001A0000013800000195E7F9D297.svm" xlink:type="simple" xlink:show="embed" xlink:actuate="onLoad">
            <text:p/>
          </draw:image>
        </draw:frame>
        <draw:frame draw:style-name="gr5" draw:text-style-name="P1" draw:layer="layout" svg:width="0.486cm" svg:height="0.566cm" svg:x="2.568cm" svg:y="2.931cm">
          <draw:image xlink:href="Pictures/2000001A0000015C00000195C6BAC92E.svm" xlink:type="simple" xlink:show="embed" xlink:actuate="onLoad">
            <text:p/>
          </draw:image>
        </draw:frame>
        <draw:line draw:style-name="gr6" draw:text-style-name="P1" draw:layer="layout" svg:x1="2.778cm" svg:y1="1.612cm" svg:x2="5.318cm" svg:y2="1.612cm">
          <text:p/>
        </draw:line>
        <draw:frame draw:style-name="gr7" draw:text-style-name="P1" draw:layer="layout" svg:width="0.435cm" svg:height="0.566cm" svg:x="3.831cm" svg:y="1.808cm">
          <draw:image xlink:href="Pictures/2000001A000001380000019512C58896.svm" xlink:type="simple" xlink:show="embed" xlink:actuate="onLoad">
            <text:p/>
          </draw:image>
        </draw:frame>
        <draw:frame draw:style-name="gr8" draw:text-style-name="P1" draw:layer="layout" svg:width="4.076cm" svg:height="0.518cm" svg:x="4.175cm" svg:y="0.244cm">
          <draw:image xlink:href="Pictures/2000009200000D46000001B172C1967E.svm" xlink:type="simple" xlink:show="embed" xlink:actuate="onLoad">
            <text:p/>
          </draw:image>
        </draw:frame>
        <draw:frame draw:style-name="gr9" draw:text-style-name="P1" draw:layer="layout" svg:width="2.372cm" svg:height="0.518cm" svg:x="0.914cm" svg:y="0.244cm">
          <draw:image xlink:href="Pictures/2000005A000007BB000001B164D5FA0E.svm" xlink:type="simple" xlink:show="embed" xlink:actuate="onLoad">
            <text:p/>
          </draw:image>
        </draw:frame>
        <draw:custom-shape draw:style-name="gr1" draw:text-style-name="P1" draw:layer="layout" svg:width="1.397cm" svg:height="1.397cm" svg:x="5.318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9cm" svg:y1="2.023cm" svg:x2="4.175cm" svg:y2="3.39cm">
          <text:p/>
        </draw:line>
        <draw:line draw:style-name="gr3" draw:text-style-name="P1" draw:layer="layout" svg:x1="7.731cm" svg:y1="3.39cm" svg:x2="6.531cm" svg:y2="2.024cm">
          <text:p/>
        </draw:line>
        <draw:line draw:style-name="gr6" draw:text-style-name="P1" draw:layer="layout" svg:x1="6.715cm" svg:y1="1.612cm" svg:x2="9.255cm" svg:y2="1.612cm">
          <text:p/>
        </draw:line>
        <draw:frame draw:style-name="gr10" draw:text-style-name="P1" draw:layer="layout" svg:width="0.491cm" svg:height="0.052cm" svg:x="9.509cm" svg:y="1.612cm">
          <draw:image xlink:href="Pictures/2000001A00000161000000263F343D8E.svm" xlink:type="simple" xlink:show="embed" xlink:actuate="onLoad">
            <text:p/>
          </draw:image>
        </draw:frame>
        <draw:line draw:style-name="gr6" draw:text-style-name="P1" draw:layer="layout" svg:x1="10.161cm" svg:y1="1.612cm" svg:x2="12.701cm" svg:y2="1.612cm">
          <text:p/>
        </draw:line>
        <draw:custom-shape draw:style-name="gr1" draw:text-style-name="P1" draw:layer="layout" svg:width="1.397cm" svg:height="1.397cm" svg:x="12.701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73cm" svg:y1="2.023cm" svg:x2="11.558cm" svg:y2="3.39cm">
          <text:p/>
        </draw:line>
        <draw:line draw:style-name="gr3" draw:text-style-name="P1" draw:layer="layout" svg:x1="15.114cm" svg:y1="3.39cm" svg:x2="13.914cm" svg:y2="2.024cm">
          <text:p/>
        </draw:line>
        <draw:line draw:style-name="gr6" draw:text-style-name="P1" draw:layer="layout" svg:x1="14.098cm" svg:y1="1.612cm" svg:x2="16.638cm" svg:y2="1.612cm">
          <text:p/>
        </draw:line>
        <draw:frame draw:style-name="gr10" draw:text-style-name="P1" draw:layer="layout" svg:width="0.491cm" svg:height="0.052cm" svg:x="16.892cm" svg:y="1.612cm">
          <draw:image xlink:href="Pictures/2000001A00000161000000263F343D8E.svm" xlink:type="simple" xlink:show="embed" xlink:actuate="onLoad">
            <text:p/>
          </draw:image>
        </draw:frame>
        <draw:frame draw:style-name="gr11" draw:text-style-name="P1" draw:layer="layout" svg:width="0.435cm" svg:height="0.573cm" svg:x="4.832cm" svg:y="2.928cm">
          <draw:image xlink:href="Pictures/2000001A000001380000019AD87B5BAA.svm" xlink:type="simple" xlink:show="embed" xlink:actuate="onLoad">
            <text:p/>
          </draw:image>
        </draw:frame>
        <draw:frame draw:style-name="gr12" draw:text-style-name="P1" draw:layer="layout" svg:width="0.486cm" svg:height="0.566cm" svg:x="6.505cm" svg:y="2.931cm">
          <draw:image xlink:href="Pictures/2000001A0000015C00000195EBACCA8A.svm" xlink:type="simple" xlink:show="embed" xlink:actuate="onLoad">
            <text:p/>
          </draw:image>
        </draw:frame>
        <draw:frame draw:style-name="gr13" draw:text-style-name="P1" draw:layer="layout" svg:width="0.435cm" svg:height="0.566cm" svg:x="7.768cm" svg:y="1.808cm">
          <draw:image xlink:href="Pictures/2000001A000001380000019527B36F40.svm" xlink:type="simple" xlink:show="embed" xlink:actuate="onLoad">
            <text:p/>
          </draw:image>
        </draw:frame>
        <draw:frame draw:style-name="gr14" draw:text-style-name="P1" draw:layer="layout" svg:width="1.351cm" svg:height="0.665cm" svg:x="10.571cm" svg:y="1.836cm">
          <draw:image xlink:href="Pictures/20000042000003C6000001DCECF16D21.svm" xlink:type="simple" xlink:show="embed" xlink:actuate="onLoad">
            <text:p/>
          </draw:image>
        </draw:frame>
        <draw:frame draw:style-name="gr15" draw:text-style-name="P1" draw:layer="layout" svg:width="1.049cm" svg:height="0.57cm" svg:x="11.922cm" svg:y="2.882cm">
          <draw:image xlink:href="Pictures/20000032000002EE000001988DFB460C.svm" xlink:type="simple" xlink:show="embed" xlink:actuate="onLoad">
            <text:p/>
          </draw:image>
        </draw:frame>
        <draw:frame draw:style-name="gr16" draw:text-style-name="P1" draw:layer="layout" svg:width="1.375cm" svg:height="0.665cm" svg:x="13.334cm" svg:y="2.848cm">
          <draw:image xlink:href="Pictures/20000042000003D7000001DCD6E1428A.svm" xlink:type="simple" xlink:show="embed" xlink:actuate="onLoad">
            <text:p/>
          </draw:image>
        </draw:frame>
        <draw:frame draw:style-name="gr17" draw:text-style-name="P1" draw:layer="layout" svg:width="4.18cm" svg:height="0.595cm" svg:x="11.558cm" svg:y="0.244cm">
          <draw:image xlink:href="Pictures/200000DA00000D9D000001F11F781C22.svm" xlink:type="simple" xlink:show="embed" xlink:actuate="onLoad">
            <text:p/>
          </draw:image>
        </draw:frame>
        <draw:frame draw:style-name="gr18" draw:text-style-name="P1" draw:layer="layout" svg:width="0.559cm" svg:height="0.57cm" svg:x="15.151cm" svg:y="1.808cm">
          <draw:image xlink:href="Pictures/200000220000019000000198E8110A43.svm" xlink:type="simple" xlink:show="embed" xlink:actuate="onLoad">
            <text:p/>
          </draw:image>
        </draw:frame>
        <draw:line draw:style-name="gr6" draw:text-style-name="P1" draw:layer="layout" svg:x1="17.527cm" svg:y1="1.616cm" svg:x2="20.067cm" svg:y2="1.616cm">
          <text:p/>
        </draw:line>
        <draw:custom-shape draw:style-name="gr1" draw:text-style-name="P1" draw:layer="layout" svg:width="1.397cm" svg:height="1.397cm" svg:x="20.067cm" svg:y="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48cm" svg:y1="3.394cm" svg:x2="21.28cm" svg:y2="2.028cm">
          <text:p/>
        </draw:line>
        <draw:frame draw:style-name="gr16" draw:text-style-name="P1" draw:layer="layout" svg:width="1.375cm" svg:height="0.665cm" svg:x="20.558cm" svg:y="2.755cm">
          <draw:image xlink:href="Pictures/20000042000003D7000001DCD6E1428A.svm" xlink:type="simple" xlink:show="embed" xlink:actuate="onLoad">
            <text:p/>
          </draw:image>
        </draw:frame>
        <draw:frame draw:style-name="gr19" draw:text-style-name="P1" draw:layer="layout" svg:width="0.769cm" svg:height="0.567cm" svg:x="18.272cm" svg:y="1.807cm">
          <draw:image xlink:href="Pictures/2000002200000226000001962D49C64F.svm" xlink:type="simple" xlink:show="embed" xlink:actuate="onLoad">
            <text:p/>
          </draw:image>
        </draw:frame>
        <draw:frame draw:style-name="gr20" draw:text-style-name="P1" draw:layer="layout" svg:width="1.076cm" svg:height="0.482cm" svg:x="20.244cm" svg:y="0.238cm">
          <draw:image xlink:href="Pictures/2000003A0000038300000193B853C46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1T17:03:03</meta:creation-date>
    <dc:date>2013-05-21T17:21:13</dc:date>
    <dc:creator>Jack Reilly</dc:creator>
    <meta:editing-duration>PT9M6S</meta:editing-duration>
    <meta:editing-cycles>6</meta:editing-cycles>
    <meta:generator>LibreOffice/3.6$MacOSX_x86 LibreOffice_project/2ef5aff-a6fb0ff-166bdff-cf087ad-0f1389</meta:generator>
    <meta:document-statistic meta:object-count="34"/>
  </office:meta>
</office:document-meta>
</file>